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6ec4" officeooo:paragraph-rsid="001a6ec4"/>
    </style:style>
    <style:style style:name="P2" style:family="paragraph" style:parent-style-name="Standard">
      <style:text-properties style:font-name="Arial" officeooo:rsid="001a6ec4" officeooo:paragraph-rsid="001a6ec4"/>
    </style:style>
    <style:style style:name="P3" style:family="paragraph" style:parent-style-name="Standard">
      <style:text-properties style:font-name="Arial" fo:font-weight="bold" officeooo:rsid="001a6ec4" officeooo:paragraph-rsid="001a6ec4" style:font-weight-asian="bold" style:font-weight-complex="bol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1a6ec4" officeooo:paragraph-rsid="001a6ec4"/>
    </style:style>
    <style:style style:name="T1" style:family="text">
      <style:text-properties style:font-name="Arial"/>
    </style:style>
    <style:style style:name="T2" style:family="text">
      <style:text-properties style:font-name="Arial" officeooo:rsid="001bf37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bf3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-Type <text:span text:style-name="T4">U</text:span></text:p>
      <text:p text:style-name="P2"/>
      <text:p text:style-name="P2"/>
      <text:p text:style-name="P1"><text:span text:style-name="T1">… ist eine neue Version von Fu-Type (</text:span><text:a xlink:type="simple" xlink:href="http://webuser.hs-furtwangen.de/~ascheure/DM/S2/Prog/Fu-Type/"><text:span text:style-name="T1">http://webuser.hs-furtwangen.de/~ascheure/DM/S2/Prog/Fu-Type/</text:span></text:a><text:span text:style-name="T1">), </text:span><text:span text:style-name="T2">U</text:span><text:span text:style-name="T1"> steht für „</text:span><text:span text:style-name="T2">Unity</text:span><text:span text:style-name="T1">“.</text:span></text:p>
      <text:p text:style-name="P2"/>
      <text:p text:style-name="P2">Neu gegenüber der ursprünglichen Vers<text:span text:style-name="T4">i</text:span>on sollen, <text:span text:style-name="T4">die 2½D Ansicht (z.B. Gegner tauchen aus dem Hintergrund auf), </text:span>animierte Gegner, <text:span text:style-name="T4">Sounds</text:span> und ein verbessertes UI sein.</text:p>
      <text:p text:style-name="P2"/>
      <text:p text:style-name="P2"/>
      <text:p text:style-name="P3">Fu-Type</text:p>
      <text:p text:style-name="P2"/>
      <text:p text:style-name="P2">Sidescrolling Furaum Action Shooter. Ein Raumschiff über den Bildschirm gesteuert und <text:s/></text:p>
      <text:p text:style-name="P2">wird von Gegnerhorden angegriffen. </text:p>
      <text:p text:style-name="P2"/>
      <text:p text:style-name="P2"/>
      <text:p text:style-name="P4">Spiel: </text:p>
      <text:p text:style-name="P2"><text:tab/>- Maus Steuerung über das ganze Spielfeld </text:p>
      <text:p text:style-name="P2"><text:tab/>- mehrere verschiedene Gegnertypen mit unterschiedlichem Verhalten</text:p>
      <text:p text:style-name="P2"><text:tab/><text:tab/>- Minen bleiben Statisch</text:p>
      <text:p text:style-name="P2"><text:tab/><text:tab/>- Ziehlsuchminen bewegen sich auf den Spieler zu</text:p>
      <text:p text:style-name="P2"><text:tab/><text:tab/>- Turrents, schießen</text:p>
      <text:p text:style-name="P2"/>
      <text:p text:style-name="P2"><text:span text:style-name="T3">Tech:</text:span> </text:p>
      <text:p text:style-name="P2"/>
      <text:p text:style-name="P2"><text:tab/>Klassen:</text:p>
      <text:p text:style-name="P2"><text:tab/><text:tab/>- Raumschiff</text:p>
      <text:p text:style-name="P2"><text:tab/><text:tab/>- Waffen</text:p>
      <text:p text:style-name="P2"><text:tab/><text:tab/>- Gegner</text:p>
      <text:p text:style-name="P2"><text:tab/><text:tab/><text:tab/>- Verschidene Gegner durch Subklassen</text:p>
      <text:p text:style-name="P2"><text:tab/></text:p>
      <text:p text:style-name="P2"><text:tab/>Kollision/Treffer werden von der Raumschiff- bzw. Gegnerklasse geprüft.</text:p>
      <text:p text:style-name="P2"><text:tab/>Raumschiff =&gt; Gegner, Raumschiff =&gt; Projektile</text:p>
      <text:p text:style-name="P2"><text:tab/>Gegner =&gt; Projektile</text:p>
      <text:p text:style-name="P2"><text:tab/></text:p>
      <text:p text:style-name="P2"><text:tab/>Projektile haben eine Friend/Foe Variable die bestimmt wer sie</text:p>
      <text:p text:style-name="P2"><text:tab/>abgefeuert hat sowie die Flugrichtu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19:54.363000000</meta:creation-date>
    <dc:date>2013-12-17T20:09:20.413000000</dc:date>
    <meta:editing-duration>P0D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25" meta:word-count="130" meta:character-count="973" meta:non-whitespace-character-count="837"/>
  </office:meta>
</office:document-meta>
</file>